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0.5819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1.5043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4217in"/>
    </style:style>
    <style:style style:name="co20" style:family="table-column">
      <style:table-column-properties fo:break-before="auto" style:column-width="1.450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1.4181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6327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1.1929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1.5146in"/>
    </style:style>
    <style:style style:name="co30" style:family="table-column">
      <style:table-column-properties fo:break-before="auto" style:column-width="0.9465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lower_followee_normals_dist_0.5" table:style-name="ta1">
        <table:shapes>
          <draw:frame draw:z-index="0" draw:style-name="gr1" draw:text-style-name="P1" svg:width="6.2988in" svg:height="3.5429in" svg:x="4.1409in" svg:y="3.0614in">
            <draw:object draw:notify-on-update-of-ranges="'follower_followee_normals_dist_0.5'.A18:'follower_followee_normals_dist_0.5'.A22 'follower_followee_normals_dist_0.5'.B18:'follower_followee_normals_dist_0.5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3/07/2021 17:31:13:613 +0100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p_repost_deferred_post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p_defer_hateful_post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"Follower / Followee normal dist"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"normal"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8]/[.$C$23]" office:value-type="float" office:value="0.164725457570715" calcext:value-type="float">
            <text:p>0.164725457570715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19]/[.$C$23]" office:value-type="float" office:value="0.0282861896838602" calcext:value-type="float">
            <text:p>0.02828618968386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0]/[.$C$23]" office:value-type="float" office:value="0.738768718801997" calcext:value-type="float">
            <text:p>0.738768718801997</text:p>
          </table:table-cell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1]/[.$C$23]" office:value-type="float" office:value="0.0316139767054908" calcext:value-type="float">
            <text:p>0.03161397670549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/[.$C$23]" office:value-type="float" office:value="0.0366056572379368" calcext:value-type="float">
            <text:p>0.036605657237937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/>
          <table:table-cell table:formula="of:=SUM([.B18:.B22])" office:value-type="float" office:value="1" calcext:value-type="float">
            <text:p>1</text:p>
          </table:table-cell>
          <table:table-cell table:formula="of:=SUM([.C18:.C22])" office:value-type="float" office:value="601" calcext:value-type="float">
            <text:p>601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18:50:58.384459065</dc:date>
    <meta:editing-duration>PT15M34S</meta:editing-duration>
    <meta:editing-cycles>2</meta:editing-cycles>
    <meta:generator>LibreOffice/7.0.3.1$Linux_X86_64 LibreOffice_project/00$Build-1</meta:generator>
    <meta:document-statistic meta:table-count="1" meta:cell-count="1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follower_followee_normals_dist_0.5'.A18:'follower_followee_normals_dist_0.5'.B22" chart:data-source-has-labels="column" svg:x="1.331cm" svg:y="0.18cm" svg:width="14.349cm" svg:height="7.659cm">
          <chart:coordinate-region svg:x="2.058cm" svg:y="0.379cm" svg:width="13.622cm" svg:height="6.813cm"/>
          <chart:axis chart:dimension="x" chart:name="primary-x" chart:style-name="ch3" chartooo:axis-type="auto">
            <chartooo:date-scale/>
            <chart:title svg:x="7.151cm" svg:y="8.019cm" chart:style-name="ch4">
              <text:p>follower / followee</text:p>
            </chart:title>
            <chart:categories table:cell-range-address="'follower_followee_normals_dist_0.5'.A18:'follower_followee_normals_dist_0.5'.A22"/>
          </chart:axis>
          <chart:axis chart:dimension="y" chart:name="primary-y" chart:style-name="ch5">
            <chart:title svg:x="0.451cm" svg:y="4.595cm" chart:style-name="ch6">
              <text:p>fraction</text:p>
            </chart:title>
            <chart:grid chart:style-name="ch7" chart:class="major"/>
          </chart:axis>
          <chart:series chart:style-name="ch8" chart:values-cell-range-address="'follower_followee_normals_dist_0.5'.B18:'follower_followee_normals_dist_0.5'.B2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ollower_followee_normals_dist_0.5'.A18:'follower_followee_normals_dist_0.5'.A22</svg:desc>
                </draw:g>
              </table:table-cell>
              <table:table-cell office:value-type="float" office:value="0.164725457570715">
                <text:p>0.164725457570715</text:p>
                <draw:g>
                  <svg:desc>'follower_followee_normals_dist_0.5'.B18:'follower_followee_normals_dist_0.5'.B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82861896838602">
                <text:p>0.02828618968386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8768718801997">
                <text:p>0.73876871880199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316139767054908">
                <text:p>0.03161397670549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66056572379368">
                <text:p>0.036605657237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